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2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CLASS D POWERED SUBWOOFER</text:span></text:p>
      <text:p text:style-name="Text_20_body">The Radius 390 comprises of colour-coded 10” C-CAM® active/ABR drivers, powered by a 220W Class D amplifier. Enjoy rapid EQ optimisation from Impact, Music and Movie settings, and system automation via the 12V trigger.</text:p>
      <text:p text:style-name="Standard"/>
      <text:p text:style-name="Standard"/>
      <text:p text:style-name="Standard"/>
      <text:p text:style-name="Text_20_body"><text:span text:style-name="Strong_20_Emphasis">Features</text:span></text:p>
      <text:list xml:id="list6051838381675754838" text:style-name="L1">
        <text:list-item>
          <text:p text:style-name="P3">18mm MDF cabinet construction with internal bracing </text:p>
        </text:list-item>
        <text:list-item>
          <text:p text:style-name="P3">Cool-running 220W Class D amplifier with switch mode power supply (SMPSU) </text:p>
        </text:list-item>
        <text:list-item>
          <text:p text:style-name="P3">Twin side-firing 10” C-CAM® drivers - one active and one passive ABR  </text:p>
        </text:list-item>
        <text:list-item>
          <text:p text:style-name="P3">Low pass filter switch – for LFE or Stereo input selection </text:p>
        </text:list-item>
        <text:list-item>
          <text:p text:style-name="P3">Power switch with ON – Auto- Off/ trigger settings </text:p>
        </text:list-item>
        <text:list-item>
          <text:p text:style-name="P3">Stereo/ LFE RCA inputs </text:p>
        </text:list-item>
        <text:list-item>
          <text:p text:style-name="P1">3 x Pre-set EQ settings – Music/Movie/Impact </text:p>
        </text:list-item>
      </text:list>
      <text:p text:style-name="Text_20_body"><text:span text:style-name="Strong_20_Emphasis">Specification</text:span></text:p>
      <text:list xml:id="list1832673799631159617" text:style-name="L2">
        <text:list-item>
          <text:p text:style-name="P4">System Format: Active sub-woofer system – Auxiliary (ABR) loading. 18mm MDF cabinet </text:p>
        </text:list-item>
        <text:list-item>
          <text:p text:style-name="P4">Low Frequency Limit: 30Hz (- 6dB) </text:p>
        </text:list-item>
        <text:list-item>
          <text:p text:style-name="P4">Upper Frequency Limit: Variable 40 – 120 Hz @ 24dB/Octave </text:p>
        </text:list-item>
        <text:list-item>
          <text:p text:style-name="P4">Amplifier Power Output: 220 Watts @ 1% THD+N </text:p>
        </text:list-item>
        <text:list-item>
          <text:p text:style-name="P4">Amplifier Classification: Class D amplifier with Switch mode power supply (SMPSU) </text:p>
        </text:list-item>
        <text:list-item>
          <text:p text:style-name="P4">Bass EQ Switch: Music / Movie / Impact </text:p>
        </text:list-item>
        <text:list-item>
          <text:p text:style-name="P4">Phase Control: 0 &amp; 180 degrees </text:p>
        </text:list-item>
        <text:list-item>
          <text:p text:style-name="P4">Auto Sensing: Line Level &gt;3.5mV </text:p>
        </text:list-item>
        <text:list-item>
          <text:p text:style-name="P4">Input Level Requirements: Standby after approximately 15 minutes if no signal sensed </text:p>
        </text:list-item>
        <text:list-item>
          <text:p text:style-name="P4">Driver Compliment: </text:p>
          <text:list>
            <text:list-item>
              <text:p text:style-name="P4">1 x 10” (250mm) C-CAM® long throw driver </text:p>
            </text:list-item>
            <text:list-item>
              <text:p text:style-name="P4">1 x 10” (250mm) Auxiliary bass radiator </text:p>
            </text:list-item>
          </text:list>
        </text:list-item>
        <text:list-item>
          <text:p text:style-name="P4">Input Impedance: &gt; 20K Ohms </text:p>
        </text:list-item>
        <text:list-item>
          <text:p text:style-name="P4">Mains Input Voltage: AC 110 - 120 V ~ 50/60Hz;  AC 220 - 240 V ~ 50/60Hz  (Factory Region Preset) </text:p>
        </text:list-item>
        <text:list-item>
          <text:p text:style-name="P4">Dimensions including amp &amp; feet (HxWxD): 348 x 330 x 345mm (1311/16 x 13 x 129/16 Inches) </text:p>
        </text:list-item>
        <text:list-item>
          <text:p text:style-name="P4">Connections: Stereo RCA in, LFE in, 12v Trigger in  (3.5mm mono mini-jack) </text:p>
        </text:list-item>
        <text:list-item>
          <text:p text:style-name="P4">12v Trigger Input: 5 - 12v via 3.5mm mono mini-jack socket </text:p>
        </text:list-item>
        <text:list-item>
          <text:p text:style-name="P4">Power Consumption: 220 Watts / 0.5 Watts in Standby (ErP approved) </text:p>
        </text:list-item>
        <text:list-item>
          <text:p text:style-name="P2">Weight (Unpacked): 13.76Kg (30lb 4oz)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11S</meta:editing-duration>
    <meta:editing-cycles>3</meta:editing-cycles>
    <meta:generator>OpenOffice/4.1.1$Win32 OpenOffice.org_project/411m6$Build-9775</meta:generator>
    <dc:date>2018-01-29T23:22:37.16</dc:date>
    <meta:document-statistic meta:table-count="0" meta:image-count="0" meta:object-count="0" meta:page-count="1" meta:paragraph-count="30" meta:word-count="303" meta:character-count="1709"/>
    <dc:creator>Marti </dc:creator>
    <meta:user-defined meta:name="Info 1"/>
    <meta:user-defined meta:name="Info 2"/>
    <meta:user-defined meta:name="Info 3"/>
    <meta:user-defined meta:name="Info 4"/>
  </office:meta>
</office:document-meta>
</file>